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22B000000B6DDAB0AC881AD0A08.png" manifest:media-type="image/png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center"/>
    </style:style>
    <style:style style:name="Tableau1.A" style:family="table-column">
      <style:table-column-properties style:column-width="5.666cm"/>
    </style:style>
    <style:style style:name="Tableau1.B" style:family="table-column">
      <style:table-column-properties style:column-width="5.667cm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style:vertical-align="middle" fo:padding="0.097cm" fo:border="none"/>
    </style:style>
    <style:style style:name="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P3" style:family="paragraph" style:parent-style-name="Table_20_Contents">
      <style:text-properties style:font-name="Liberation Sans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fo:font-size="24pt" officeooo:rsid="000aa544" officeooo:paragraph-rsid="000aa544" style:font-size-asian="24pt" style:font-size-complex="24pt"/>
    </style:style>
    <style:style style:name="P5" style:family="paragraph" style:parent-style-name="Table_20_Contents">
      <style:paragraph-properties fo:margin-top="0cm" fo:margin-bottom="0cm" loext:contextual-spacing="false" fo:line-height="150%" fo:text-align="center" style:justify-single-word="false"/>
      <style:text-properties style:font-name="Liberation Sans" fo:font-size="20pt" officeooo:rsid="000aa544" officeooo:paragraph-rsid="000aa544" style:font-size-asian="20pt" style:font-size-complex="20pt"/>
    </style:style>
    <style:style style:name="P6" style:family="paragraph" style:parent-style-name="Title">
      <style:paragraph-properties fo:margin-top="0cm" fo:margin-bottom="0.499cm" loext:contextual-spacing="false"/>
      <style:text-properties officeooo:paragraph-rsid="00964088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officeooo:rsid="000aa544" officeooo:paragraph-rsid="00cb360a" style:font-size-asian="10.5pt"/>
    </style:style>
    <style:style style:name="P8" style:family="paragraph" style:parent-style-name="Code_20_titre">
      <style:text-properties fo:color="#ffffff" style:text-outline="false" style:text-line-through-style="none" style:text-line-through-type="none" style:font-name="Liberation Sans1" fo:font-size="10pt" fo:font-style="normal" fo:text-shadow="none" style:text-underline-style="none" fo:font-weight="bold" officeooo:rsid="0064ed01" officeooo:paragraph-rsid="00d0b63c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P10" style:family="paragraph" style:parent-style-name="Heading_20_1">
      <style:text-properties officeooo:paragraph-rsid="00d6c01f"/>
    </style:style>
    <style:style style:name="P11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a933" fo:font-size="10pt" officeooo:paragraph-rsid="00d0b63c" style:font-size-asian="10pt" style:font-size-complex="10pt"/>
    </style:style>
    <style:style style:name="P12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P13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font-size="10pt" officeooo:paragraph-rsid="00d0b63c" style:font-size-asian="10pt" style:font-size-complex="10pt"/>
    </style:style>
    <style:style style:name="P14" style:family="paragraph" style:parent-style-name="Preformatted_20_Text">
      <style:paragraph-properties fo:margin-left="0cm" fo:margin-right="0cm" fo:margin-top="0cm" fo:margin-bottom="0cm" loext:contextual-spacing="false" fo:line-height="100%" fo:text-indent="0cm" style:auto-text-indent="false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5" style:family="paragraph" style:parent-style-name="Preformatted_20_Text">
      <style:paragraph-properties fo:margin-top="0cm" fo:margin-bottom="0cm" loext:contextual-spacing="false" fo:line-height="100%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16" style:family="paragraph" style:parent-style-name="Preformatted_20_Text">
      <style:paragraph-properties fo:margin-top="0cm" fo:margin-bottom="0cm" loext:contextual-spacing="false" fo:line-height="100%"/>
      <style:text-properties fo:font-size="10pt" officeooo:paragraph-rsid="00d0b63c" style:font-size-asian="10pt" style:font-size-complex="10pt"/>
    </style:style>
    <style:style style:name="P17" style:family="paragraph" style:parent-style-name="Text_20_body">
      <style:text-properties fo:font-weight="normal" officeooo:rsid="00d0b63c" officeooo:paragraph-rsid="00d6c01f" style:font-weight-asian="normal" style:font-weight-complex="normal"/>
    </style:style>
    <style:style style:name="P18" style:family="paragraph" style:parent-style-name="Text_20_body">
      <style:text-properties officeooo:paragraph-rsid="00ccacfa"/>
    </style:style>
    <style:style style:name="P19" style:family="paragraph" style:parent-style-name="Text_20_body">
      <style:text-properties fo:color="#000000" officeooo:rsid="00d6c01f" officeooo:paragraph-rsid="00d77e1f"/>
    </style:style>
    <style:style style:name="P20" style:family="paragraph" style:parent-style-name="Text_20_body">
      <style:text-properties fo:color="#000000" officeooo:rsid="00d77e1f" officeooo:paragraph-rsid="00d77e1f"/>
    </style:style>
    <style:style style:name="P21" style:family="paragraph" style:parent-style-name="Text_20_body" style:list-style-name="L2">
      <style:text-properties fo:color="#000000" officeooo:rsid="00d77e1f" officeooo:paragraph-rsid="00d77e1f"/>
    </style:style>
    <style:style style:name="P22" style:family="paragraph" style:parent-style-name="Text_20_body" style:list-style-name="L2">
      <style:paragraph-properties fo:text-align="start" style:justify-single-word="false"/>
      <style:text-properties fo:color="#000000" officeooo:rsid="00d77e1f" officeooo:paragraph-rsid="00d77e1f"/>
    </style:style>
    <style:style style:name="P23" style:family="paragraph" style:parent-style-name="Text_20_body">
      <style:text-properties officeooo:rsid="00d6c01f" officeooo:paragraph-rsid="00d6c01f"/>
    </style:style>
    <style:style style:name="P24" style:family="paragraph" style:parent-style-name="Text_20_body">
      <style:text-properties officeooo:paragraph-rsid="00d6c01f"/>
    </style:style>
    <style:style style:name="P25" style:family="paragraph" style:parent-style-name="Text_20_body" style:list-style-name="L1">
      <style:text-properties officeooo:paragraph-rsid="00d6c01f"/>
    </style:style>
    <style:style style:name="P26" style:family="paragraph" style:parent-style-name="Text_20_body">
      <style:paragraph-properties fo:text-align="end" style:justify-single-word="false"/>
      <style:text-properties officeooo:paragraph-rsid="00d6c01f"/>
    </style:style>
    <style:style style:name="P27" style:family="paragraph" style:parent-style-name="Text_20_body" style:list-style-name="L3">
      <style:paragraph-properties fo:text-align="start" style:justify-single-word="false"/>
      <style:text-properties officeooo:paragraph-rsid="00d77e1f"/>
    </style:style>
    <style:style style:name="P28" style:family="paragraph" style:parent-style-name="Text_20_body">
      <style:paragraph-properties fo:text-align="start" style:justify-single-word="false"/>
      <style:text-properties officeooo:paragraph-rsid="00d77e1f"/>
    </style:style>
    <style:style style:name="P29" style:family="paragraph" style:parent-style-name="Text_20_body" style:list-style-name="L2">
      <style:text-properties officeooo:paragraph-rsid="00d77e1f"/>
    </style:style>
    <style:style style:name="P30" style:family="paragraph" style:parent-style-name="Text_20_body">
      <style:text-properties officeooo:rsid="00d77e1f" officeooo:paragraph-rsid="00d77e1f"/>
    </style:style>
    <style:style style:name="P31" style:family="paragraph" style:parent-style-name="Text_20_body">
      <style:paragraph-properties fo:margin-top="0cm" fo:margin-bottom="0.199cm" loext:contextual-spacing="false" fo:line-height="100%"/>
      <style:text-properties fo:color="#000000" fo:font-size="10pt" fo:font-weight="normal" officeooo:rsid="00d0b63c" officeooo:paragraph-rsid="00d0b63c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break-before="page"/>
      <style:text-properties officeooo:rsid="00cf994d" officeooo:paragraph-rsid="00cf994d"/>
    </style:style>
    <style:style style:name="P33" style:family="paragraph" style:parent-style-name="Text_20_body">
      <style:paragraph-properties fo:margin-top="0cm" fo:margin-bottom="0cm" loext:contextual-spacing="false" fo:line-height="100%"/>
      <style:text-properties fo:font-size="10pt" officeooo:paragraph-rsid="00d0b63c" style:font-size-asian="10pt" style:font-size-complex="10pt"/>
    </style:style>
    <style:style style:name="P34" style:family="paragraph" style:parent-style-name="Text_20_body">
      <style:paragraph-properties fo:margin-top="0cm" fo:margin-bottom="0cm" loext:contextual-spacing="false" fo:line-height="100%"/>
      <style:text-properties fo:font-size="10pt" officeooo:rsid="00d0b63c" officeooo:paragraph-rsid="00d0b63c" style:font-size-asian="10pt" style:font-size-complex="10pt"/>
    </style:style>
    <style:style style:name="P35" style:family="paragraph" style:parent-style-name="Text_20_body">
      <style:paragraph-properties fo:margin-top="0cm" fo:margin-bottom="0.3cm" loext:contextual-spacing="false"/>
      <style:text-properties officeooo:paragraph-rsid="00d0b63c"/>
    </style:style>
    <style:style style:name="T1" style:family="text">
      <style:text-properties officeooo:rsid="0030ae75"/>
    </style:style>
    <style:style style:name="T2" style:family="text">
      <style:text-properties officeooo:rsid="002fe417"/>
    </style:style>
    <style:style style:name="T3" style:family="text">
      <style:text-properties officeooo:rsid="0025c945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officeooo:rsid="00d6c01f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Liberation Sans" fo:font-size="24pt" fo:font-weight="bold" officeooo:rsid="00964088" style:font-name-asian="Microsoft YaHei" style:font-size-asian="24pt" style:font-weight-asian="bold" style:font-name-complex="Mangal" style:font-size-complex="24pt" style:font-weight-complex="bold"/>
    </style:style>
    <style:style style:name="T8" style:family="text">
      <style:text-properties style:font-name="Liberation Sans" fo:font-size="24pt" fo:font-weight="bold" officeooo:rsid="00d6c01f" style:font-name-asian="Microsoft YaHei" style:font-size-asian="24pt" style:font-weight-asian="bold" style:font-name-complex="Mangal" style:font-size-complex="24pt" style:font-weight-complex="bold"/>
    </style:style>
    <style:style style:name="T9" style:family="text">
      <style:text-properties style:font-name="Liberation Sans" fo:font-weight="normal" officeooo:rsid="00ccacfa" style:font-name-asian="Microsoft YaHei" style:font-weight-asian="normal" style:font-name-complex="Mangal" style:font-weight-complex="normal"/>
    </style:style>
    <style:style style:name="T10" style:family="text">
      <style:text-properties style:font-name="Liberation Sans" fo:font-weight="normal" officeooo:rsid="00cb360a" style:font-name-asian="Microsoft YaHei" style:font-weight-asian="normal" style:font-name-complex="Mangal" style:font-weight-complex="normal"/>
    </style:style>
    <style:style style:name="T11" style:family="text">
      <style:text-properties style:font-name="Liberation Sans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12" style:family="text">
      <style:text-properties style:font-name="Liberation Sans" fo:font-size="12pt" fo:font-weight="normal" officeooo:rsid="00ccacfa" style:font-name-asian="Microsoft YaHei" style:font-size-asian="12pt" style:font-weight-asian="normal" style:font-name-complex="Mangal" style:font-size-complex="12pt" style:font-weight-complex="normal"/>
    </style:style>
    <style:style style:name="T13" style:family="text">
      <style:text-properties style:font-name="Liberation Sans" fo:font-size="12pt" fo:font-weight="normal" officeooo:rsid="00d6c01f" style:font-name-asian="Microsoft YaHei" style:font-size-asian="12pt" style:font-weight-asian="normal" style:font-name-complex="Mangal" style:font-size-complex="12pt" style:font-weight-complex="normal"/>
    </style:style>
    <style:style style:name="T14" style:family="text">
      <style:text-properties style:font-name="Liberation Sans" fo:font-size="12pt" fo:font-weight="normal" officeooo:rsid="00d77e1f" style:font-name-asian="Microsoft YaHei" style:font-size-asian="12pt" style:font-weight-asian="normal" style:font-name-complex="Mangal" style:font-size-complex="12pt" style:font-weight-complex="normal"/>
    </style:style>
    <style:style style:name="T15" style:family="text">
      <style:text-properties style:font-name="Liberation Sans" fo:font-size="12pt" fo:font-weight="bold" style:font-name-asian="Microsoft YaHei" style:font-size-asian="12pt" style:font-weight-asian="bold" style:font-name-complex="Mangal" style:font-size-complex="12pt" style:font-weight-complex="bold"/>
    </style:style>
    <style:style style:name="T16" style:family="text">
      <style:text-properties style:font-name="Liberation Sans" fo:font-size="12pt" style:text-underline-style="solid" style:text-underline-width="auto" style:text-underline-color="font-color" fo:font-weight="bold" style:font-name-asian="Microsoft YaHei" style:font-size-asian="12pt" style:font-weight-asian="bold" style:font-name-complex="Mangal" style:font-size-complex="12pt" style:font-weight-complex="bold"/>
    </style:style>
    <style:style style:name="T17" style:family="text">
      <style:text-properties style:font-name="Liberation Sans" fo:font-size="12pt" style:text-underline-style="solid" style:text-underline-width="auto" style:text-underline-color="font-color" fo:font-weight="normal" style:font-name-asian="Microsoft YaHei" style:font-size-asian="12pt" style:font-weight-asian="normal" style:font-name-complex="Mangal" style:font-size-complex="12pt" style:font-weight-complex="normal"/>
    </style:style>
    <style:style style:name="T18" style:family="text">
      <style:text-properties style:font-name="Liberation Sans" fo:font-size="12pt" style:text-underline-style="none" fo:font-weight="bold" style:font-name-asian="Microsoft YaHei" style:font-size-asian="12pt" style:font-weight-asian="bold" style:font-name-complex="Mangal" style:font-size-complex="12pt" style:font-weight-complex="bold"/>
    </style:style>
    <style:style style:name="T19" style:family="text">
      <style:text-properties style:font-name="Liberation Sans" fo:font-size="12pt" style:text-underline-style="none" fo:font-weight="normal" style:font-name-asian="Microsoft YaHei" style:font-size-asian="12pt" style:font-weight-asian="normal" style:font-name-complex="Mangal" style:font-size-complex="12pt" style:font-weight-complex="normal"/>
    </style:style>
    <style:style style:name="T20" style:family="text">
      <style:text-properties style:font-name="Liberation Sans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T21" style:family="text">
      <style:text-properties style:font-name="Liberation Sans" fo:font-size="16pt" fo:font-weight="bold" officeooo:rsid="00964088" style:font-name-asian="Microsoft YaHei" style:font-size-asian="16pt" style:font-weight-asian="bold" style:font-name-complex="Mangal" style:font-size-complex="16pt" style:font-weight-complex="bold"/>
    </style:style>
    <style:style style:name="T22" style:family="text">
      <style:text-properties style:font-name="Liberation Sans" fo:font-size="16pt" fo:font-weight="bold" officeooo:rsid="00d6c01f" style:font-name-asian="Microsoft YaHei" style:font-size-asian="16pt" style:font-weight-asian="bold" style:font-name-complex="Mangal" style:font-size-complex="16pt" style:font-weight-complex="bold"/>
    </style:style>
    <style:style style:name="T23" style:family="text">
      <style:text-properties style:font-name="Liberation Sans1" officeooo:rsid="00d0b63c" style:font-size-asian="10.5pt"/>
    </style:style>
    <style:style style:name="T24" style:family="text">
      <style:text-properties style:font-name="Liberation Sans1" officeooo:rsid="0025c945" style:font-size-asian="10.5pt"/>
    </style:style>
    <style:style style:name="T25" style:family="text">
      <style:text-properties style:font-name="Liberation Sans1" officeooo:rsid="00d87310" style:font-size-asian="10.5pt"/>
    </style:style>
    <style:style style:name="T26" style:family="text">
      <style:text-properties fo:font-weight="normal" style:font-weight-asian="normal" style:font-weight-complex="normal"/>
    </style:style>
    <style:style style:name="T27" style:family="text">
      <style:text-properties fo:font-weight="normal" officeooo:rsid="00d0b63c" style:font-weight-asian="normal" style:font-weight-complex="normal"/>
    </style:style>
    <style:style style:name="T28" style:family="text">
      <style:text-properties fo:color="#c0c0c0"/>
    </style:style>
    <style:style style:name="T29" style:family="text">
      <style:text-properties fo:color="#c0c0c0" style:font-name="Liberation Sans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30" style:family="text">
      <style:text-properties fo:color="#c0c0c0" style:font-name="Liberation Sans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T31" style:family="text">
      <style:text-properties fo:color="#c0c0c0" fo:font-weight="normal" officeooo:rsid="00d0b63c" style:font-weight-asian="normal" style:font-weight-complex="normal"/>
    </style:style>
    <style:style style:name="T32" style:family="text">
      <style:text-properties fo:color="#800080"/>
    </style:style>
    <style:style style:name="T33" style:family="text">
      <style:text-properties fo:color="#800080" style:font-name="Liberation Sans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34" style:family="text">
      <style:text-properties fo:color="#800080" style:font-name="Liberation Sans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T35" style:family="text">
      <style:text-properties fo:color="#800080" fo:font-weight="normal" officeooo:rsid="00d0b63c" style:font-weight-asian="normal" style:font-weight-complex="normal"/>
    </style:style>
    <style:style style:name="T36" style:family="text">
      <style:text-properties fo:color="#00677c"/>
    </style:style>
    <style:style style:name="T37" style:family="text">
      <style:text-properties fo:color="#00677c" style:font-name="Liberation Sans" fo:font-size="12pt" fo:font-weight="bold" style:font-name-asian="Microsoft YaHei" style:font-size-asian="12pt" style:font-weight-asian="normal" style:font-name-complex="Mangal" style:font-size-complex="12pt" style:font-weight-complex="normal"/>
    </style:style>
    <style:style style:name="T38" style:family="text">
      <style:text-properties fo:color="#00677c" style:font-name="Liberation Sans" fo:font-size="11pt" fo:font-weight="bold" style:font-name-asian="Microsoft YaHei" style:font-size-asian="11pt" style:font-weight-asian="normal" style:font-name-complex="Mangal" style:font-size-complex="11pt" style:font-weight-complex="normal"/>
    </style:style>
    <style:style style:name="T39" style:family="text">
      <style:text-properties fo:color="#00677c" fo:font-weight="bold"/>
    </style:style>
    <style:style style:name="T40" style:family="text">
      <style:text-properties fo:color="#00677c" fo:font-weight="bold" officeooo:rsid="00d0b63c" style:font-weight-asian="normal" style:font-weight-complex="normal"/>
    </style:style>
    <style:style style:name="T41" style:family="text">
      <style:text-properties fo:color="#808000"/>
    </style:style>
    <style:style style:name="T42" style:family="text">
      <style:text-properties fo:color="#808000" style:font-name="Liberation Sans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43" style:family="text">
      <style:text-properties fo:color="#808000" style:font-name="Liberation Sans" fo:font-size="11pt" fo:font-weight="normal" style:font-name-asian="Microsoft YaHei" style:font-size-asian="11pt" style:font-weight-asian="normal" style:font-name-complex="Mangal" style:font-size-complex="11pt" style:font-weight-complex="normal"/>
    </style:style>
    <style:style style:name="T44" style:family="text">
      <style:text-properties fo:color="#808000" fo:font-weight="normal" officeooo:rsid="00d0b63c" style:font-weight-asian="normal" style:font-weight-complex="normal"/>
    </style:style>
    <style:style style:name="T45" style:family="text">
      <style:text-properties fo:color="#092e64"/>
    </style:style>
    <style:style style:name="T46" style:family="text">
      <style:text-properties fo:color="#092e64" fo:font-weight="normal" officeooo:rsid="00d0b63c" style:font-weight-asian="normal" style:font-weight-complex="normal"/>
    </style:style>
    <style:style style:name="T47" style:family="text">
      <style:text-properties fo:color="#092e64" style:font-name="Liberation Sans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48" style:family="text">
      <style:text-properties officeooo:rsid="00cb360a"/>
    </style:style>
    <style:style style:name="T49" style:family="text">
      <style:text-properties style:font-name="Liberation Sans" fo:font-size="12pt" fo:font-weight="normal" officeooo:rsid="00d0b63c" style:font-size-asian="12pt" style:font-weight-asian="normal" style:font-size-complex="12pt" style:font-weight-complex="normal"/>
    </style:style>
    <style:style style:name="T50" style:family="text">
      <style:text-properties officeooo:rsid="00d0b63c"/>
    </style:style>
    <style:style style:name="T51" style:family="text">
      <style:text-properties fo:color="#008000" fo:font-weight="normal" officeooo:rsid="00d0b63c" style:font-weight-asian="normal" style:font-weight-complex="normal"/>
    </style:style>
    <style:style style:name="T52" style:family="text">
      <style:text-properties fo:color="#008000" style:font-name="Liberation Sans" fo:font-size="12pt" fo:font-weight="normal" style:font-name-asian="Microsoft YaHei" style:font-size-asian="12pt" style:font-weight-asian="normal" style:font-name-complex="Mangal" style:font-size-complex="12pt" style:font-weight-complex="normal"/>
    </style:style>
    <style:style style:name="T53" style:family="text">
      <style:text-properties fo:color="#008000" style:font-name="Liberation Sans" fo:font-size="12pt" fo:font-weight="normal" officeooo:rsid="00d6c01f" style:font-name-asian="Microsoft YaHei" style:font-size-asian="12pt" style:font-weight-asian="normal" style:font-name-complex="Mangal" style:font-size-complex="12pt" style:font-weight-complex="normal"/>
    </style:style>
    <style:style style:name="T54" style:family="text">
      <style:text-properties officeooo:rsid="0025519f"/>
    </style:style>
    <style:style style:name="T55" style:family="text">
      <style:text-properties fo:color="#00a933"/>
    </style:style>
    <style:style style:name="T56" style:family="text">
      <style:text-properties fo:color="#00a933" officeooo:rsid="00d0b63c"/>
    </style:style>
    <style:style style:name="T57" style:family="text">
      <style:text-properties fo:color="#00a933" officeooo:rsid="00d3d309"/>
    </style:style>
    <style:style style:name="T58" style:family="text">
      <style:text-properties officeooo:rsid="00d3b16e"/>
    </style:style>
    <style:style style:name="T59" style:family="text">
      <style:text-properties officeooo:rsid="00d536f4"/>
    </style:style>
    <style:style style:name="T60" style:family="text">
      <style:text-properties fo:color="#000000" style:font-name="Liberation Sans" fo:font-size="12pt" fo:font-weight="normal" officeooo:rsid="00d6c01f" style:font-name-asian="Microsoft YaHei" style:font-size-asian="12pt" style:font-weight-asian="normal" style:font-name-complex="Mangal" style:font-size-complex="12pt" style:font-weight-complex="normal"/>
    </style:style>
    <style:style style:name="T61" style:family="text">
      <style:text-properties fo:color="#000000" style:font-name="Liberation Sans" fo:font-size="12pt" fo:font-weight="normal" officeooo:rsid="00d77e1f" style:font-name-asian="Microsoft YaHei" style:font-size-asian="12pt" style:font-weight-asian="normal" style:font-name-complex="Mangal" style:font-size-complex="12pt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3"><draw:frame draw:style-name="fr1" draw:name="Image8" text:anchor-type="paragraph" svg:x="0cm" svg:y="0.416cm" svg:width="5.472cm" svg:height="1.794cm" draw:z-index="0"><draw:image xlink:href="Pictures/100000000000022B000000B6DDAB0AC881AD0A08.png" xlink:type="simple" xlink:show="embed" xlink:actuate="onLoad" loext:mime-type="image/png"/></draw:frame></text:p>
          </table:table-cell>
          <table:table-cell table:style-name="Tableau1.B1" office:value-type="string">
            <text:p text:style-name="P5">Support d’étude<text:line-break/><text:span text:style-name="T6">Équilibreuse</text:span></text:p>
          </table:table-cell>
          <table:table-cell table:style-name="Tableau1.B1" office:value-type="string">
            <text:p text:style-name="P4">BTS SNir</text:p>
          </table:table-cell>
        </table:table-row>
        <table:table-row>
          <table:table-cell table:style-name="Tableau1.A1" table:number-columns-spanned="3" office:value-type="string">
            <text:p text:style-name="P7"><text:span text:style-name="T48">Les </text:span>F<text:span text:style-name="T48">ichiers sous QT</text:span></text:p>
          </table:table-cell>
          <table:covered-table-cell/>
          <table:covered-table-cell/>
        </table:table-row>
      </table:table>
      <text:p text:style-name="Standard"/>
      <text:p text:style-name="P6"><text:span text:style-name="T4">TD</text:span><text:span text:style-name="T5">2</text:span><text:span text:style-name="T7"> – </text:span><text:span text:style-name="T8">Manipulation de fichiers</text:span></text:p>
      <text:h text:style-name="P10" text:outline-level="1"><text:span text:style-name="T21"/></text:h>
      <text:h text:style-name="P10" text:outline-level="1"><text:span text:style-name="T21"/></text:h>
      <text:h text:style-name="P10" text:outline-level="1"><text:span text:style-name="T21">L</text:span><text:span text:style-name="T22">ecture d’un fichier binaire</text:span></text:h>
      <text:p text:style-name="P18"><text:span text:style-name="T10">L’</text:span><text:span text:style-name="T9">étude porte sur la </text:span><text:span text:style-name="T12">l</text:span><text:span text:style-name="T13">ecture des mesures brutes (à la sortie du conditionneur).</text:span></text:p>
      <text:p text:style-name="P23"><text:span text:style-name="T13"/></text:p>
      <text:p text:style-name="P24"><text:span text:style-name="T13">Dans un premier temps, il est nécessaire de sélectionner le fichier à ouvrir avec une boîte de dialogue <text:s/>de type </text:span><text:span text:style-name="T33">QfileDialog.</text:span></text:p>
      <text:list xml:id="list1943352585" text:style-name="L1">
        <text:list-item>
          <text:p text:style-name="P25"><text:span text:style-name="T60">Le titre de la boîte est : </text:span><text:span text:style-name="T52">"Charger</text:span><text:span text:style-name="T29"> </text:span><text:span text:style-name="T52">un</text:span><text:span text:style-name="T29"> </text:span><text:span text:style-name="T52">fichier</text:span><text:span text:style-name="T29"> </text:span><text:span text:style-name="T52">équilibrage </text:span><text:span text:style-name="T53">brut</text:span><text:span text:style-name="T52">"</text:span></text:p>
        </text:list-item>
        <text:list-item>
          <text:p text:style-name="P25"><text:span text:style-name="T60">Le filtre pour la sélection du fichier est : </text:span><text:span text:style-name="T52">"Fichiers</text:span><text:span text:style-name="T29"> </text:span><text:span text:style-name="T52">(*.mbr)"</text:span></text:p>
        </text:list-item>
      </text:list>
      <text:p text:style-name="P24"><text:span text:style-name="T60"/></text:p>
      <text:list xml:id="list2353320530" text:style-name="L3">
        <text:list-item>
          <text:p text:style-name="P27"><text:span text:style-name="T60">Complétez la méthode : </text:span><text:span text:style-name="T43">void</text:span><text:span text:style-name="T30"> </text:span><text:span text:style-name="T34">Equilibreuse</text:span><text:span text:style-name="T20">::</text:span><text:span text:style-name="T38">on_actionImporter_mesures_brutes_triggered</text:span><text:span text:style-name="T20">() ;</text:span></text:p>
        </text:list-item>
      </text:list>
      <text:p text:style-name="P28"><text:span text:style-name="T20"><text:s text:c="11"/></text:span></text:p>
      <text:p text:style-name="P19"><text:span text:style-name="T11">Le fichier de mesures brutes </text:span><text:span text:style-name="T14">contient dans l’ordre :</text:span></text:p>
      <text:list xml:id="list3972741596" text:style-name="L2">
        <text:list-item>
          <text:p text:style-name="P29"><text:span text:style-name="T61">le nombre total d’échantillons,</text:span></text:p>
        </text:list-item>
        <text:list-item>
          <text:p text:style-name="P21"><text:span text:style-name="T11">la vitesse,</text:span></text:p>
        </text:list-item>
        <text:list-item>
          <text:p text:style-name="P21"><text:span text:style-name="T11">l’origine des courbes,</text:span></text:p>
        </text:list-item>
        <text:list-item>
          <text:p text:style-name="P22"><text:span text:style-name="T11">les mesures brutes.</text:span></text:p>
        </text:list-item>
      </text:list>
      <text:p text:style-name="P28"><text:span text:style-name="T20"/></text:p>
      <text:list xml:id="list190505639537788" text:continue-list="list2353320530" text:style-name="L3">
        <text:list-item>
          <text:p text:style-name="P27"><text:span text:style-name="T61">Réalisez le codage permettant la lecture d’un fichier de mesures brutes dans la méthode : </text:span><text:span text:style-name="T42">void</text:span><text:span text:style-name="T29"> </text:span><text:span text:style-name="T33">Experience</text:span><text:span text:style-name="T11">::</text:span><text:span text:style-name="T37">LireMesuresBrutes</text:span><text:span text:style-name="T11">(</text:span><text:span text:style-name="T33">QString</text:span><text:span text:style-name="T29"> </text:span><text:span text:style-name="T11">&amp;</text:span><text:span text:style-name="T47">_nomFichier</text:span><text:span text:style-name="T11">) ;</text:span></text:p>
        </text:list-item>
      </text:list>
      <text:p text:style-name="P26"><text:span text:style-name="T20"/></text:p>
      <text:list xml:id="list190505600777978" text:continue-list="list3972741596" text:style-name="L2">
        <text:list-header>
          <text:p text:style-name="P29"><text:span text:style-name="T11"/></text:p>
        </text:list-header>
      </text:list>
      <text:p text:style-name="P30"><text:span text:style-name="T16">Attention</text:span><text:span text:style-name="T18"> :</text:span><text:span text:style-name="T11"> le tableau de mesures brutes doit être alloué dynamiquement en fonction du nombre total d’échantillons dans le fichier.</text:span></text:p>
      <text:p text:style-name="P20"><text:span text:style-name="T11"/></text:p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1cm" loext:contextual-spacing="false" fo:line-height="100%" fo:text-align="justify" style:justify-single-word="false" style:shadow="none">
        <style:tab-stops>
          <style:tab-stop style:position="17cm" style:type="right" style:leader-style="dotted" style:leader-text="."/>
        </style:tab-stops>
      </style:paragraph-properties>
      <style:text-properties style:font-name="Liberation Sans" fo:font-family="'Liberation Sans'" style:font-family-generic="swiss" style:font-pitch="variable" fo:font-size="12pt" fo:font-weight="normal" officeooo:rsid="008f3a98" style:font-size-asian="12pt" style:font-weight-asian="normal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199cm" fo:margin-bottom="0.199cm" loext:contextual-spacing="false" fo:text-indent="0cm" style:auto-text-indent="false" style:shadow="non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Arial" fo:font-family="Arial" style:font-family-generic="roman" style:font-pitch="variable" fo:font-size="12pt" style:font-size-asian="12pt"/>
    </style:style>
    <style:style style:name="Chapter_20_Title" style:display-name="Chapter Title" style:family="paragraph" style:parent-style-name="Default" style:default-outline-level=""/>
    <style:style style:name="Preformatted_20_Text" style:display-name="Preformatted Text" style:family="paragraph" style:parent-style-name="Standard" style:class="html"/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class="text"/>
    <style:style style:name="Code_20_titre" style:display-name="Code titre" style:family="paragraph" style:parent-style-name="Standard" style:default-outline-level="">
      <loext:graphic-properties draw:fill="none" draw:fill-color="#729fcf"/>
      <style:paragraph-properties fo:margin-left="0cm" fo:margin-right="0cm" fo:margin-top="0.101cm" fo:margin-bottom="0.101cm" loext:contextual-spacing="false" fo:line-height="100%" fo:text-align="justify" style:justify-single-word="false" fo:orphans="2" fo:widows="2" fo:text-indent="0cm" style:auto-text-indent="false" fo:background-color="transparent" style:shadow="none" style:writing-mode="lr-tb">
        <style:tab-stops>
          <style:tab-stop style:position="17.505cm" style:type="right"/>
        </style:tab-stops>
      </style:paragraph-properties>
      <style:text-properties fo:color="#ffffff" style:text-outline="false" style:text-line-through-style="none" style:text-line-through-type="none" fo:font-size="10pt" fo:font-style="normal" fo:text-shadow="none" style:text-underline-style="none" fo:font-weight="bold" officeooo:rsid="010586ac" style:font-size-asian="10pt" style:font-style-asian="normal" style:font-weight-asian="bold" style:font-size-complex="10pt" style:font-style-complex="normal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left">
      <style:paragraph-properties fo:padding="0.049cm" fo:border-left="none" fo:border-right="none" fo:border-top="none" fo:border-bottom="0.06pt solid #000000" style:shadow="none"/>
      <style:text-properties officeooo:rsid="00104036" officeooo:paragraph-rsid="00104036"/>
    </style:style>
    <style:style style:name="MP2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rsid="00244cd6" officeooo:paragraph-rsid="00244cd6"/>
    </style:style>
    <style:style style:name="MP3" style:family="paragraph" style:parent-style-name="Footer">
      <style:paragraph-properties fo:padding="0.049cm" fo:border-left="none" fo:border-right="none" fo:border-top="0.06pt solid #000000" fo:border-bottom="none" style:shadow="none"/>
      <style:text-properties officeooo:paragraph-rsid="0025c945"/>
    </style:style>
    <style:style style:name="MT1" style:family="text">
      <style:text-properties officeooo:rsid="0030ae75"/>
    </style:style>
    <style:style style:name="MT2" style:family="text">
      <style:text-properties officeooo:rsid="002fe417"/>
    </style:style>
    <style:style style:name="MT3" style:family="text">
      <style:text-properties officeooo:rsid="0025c945"/>
    </style:style>
    <style:style style:name="MT4" style:family="text">
      <style:text-properties style:font-name="Liberation Sans1" officeooo:rsid="0025c945" style:font-size-asian="10.5pt"/>
    </style:style>
    <style:style style:name="MT5" style:family="text">
      <style:text-properties style:font-name="Liberation Sans1" officeooo:rsid="00d87310" style:font-size-asian="10.5pt"/>
    </style:style>
    <style:style style:name="MT6" style:family="text">
      <style:text-properties style:font-name="Liberation Sans1" officeooo:rsid="00d0b63c" style:font-size-asian="10.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"/></text:p>
      </style:header>
      <loext:header-first>
        <text:p text:style-name="MP1"><text:tab/><text:tab/>SNIR2 – 20<text:span text:style-name="MT1">20 / </text:span>20<text:span text:style-name="MT2">21</text:span></text:p>
      </loext:header-first>
      <style:footer>
        <text:p text:style-name="MP2"><text:span text:style-name="MT3">TD3</text:span><text:tab/>Préparation E5.2 – Équilibreuse<text:tab/>Page <text:page-number text:select-page="current">2</text:page-number>/<text:page-count>1</text:page-count></text:p>
      </style:footer>
      <loext:footer-first>
        <text:p text:style-name="MP3"><text:span text:style-name="MT3">TD2 – </text:span><text:span text:style-name="MT4">M</text:span><text:span text:style-name="MT5">anipulation de fichiers</text:span><text:span text:style-name="MT3"><text:tab/></text:span><text:span text:style-name="MT6">Les fichiers sous Qt</text:span><text:span text:style-name="MT3"><text:tab/>Page </text:span><text:span text:style-name="MT3"><text:page-number text:select-page="current">1</text:page-number></text:span><text:span text:style-name="MT3">/</text:span><text:span text:style-name="MT3"><text:page-count>1</text:page-count></text:span></text:p>
      </loext:footer-first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07-12-18T10:20:00</meta:creation-date>
    <meta:editing-duration>PT9H14M24S</meta:editing-duration>
    <meta:editing-cycles>56</meta:editing-cycles>
    <meta:generator>LibreOffice/6.3.6.2$Linux_X86_64 LibreOffice_project/2196df99b074d8a661f4036fca8fa0cbfa33a497</meta:generator>
    <dc:title>USB uDIO Series</dc:title>
    <meta:initial-creator>Jan Zwiegers</meta:initial-creator>
    <dc:date>2020-12-08T19:05:03.557762779</dc:date>
    <meta:document-statistic meta:table-count="1" meta:image-count="1" meta:object-count="0" meta:page-count="1" meta:paragraph-count="23" meta:word-count="170" meta:character-count="1103" meta:non-whitespace-character-count="935"/>
  </office:meta>
</office:document-meta>
</file>